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padding-left="0.13cm" fo:padding-right="0.13cm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padding-left="0.13cm" fo:padding-right="0.13cm"/>
    </style:style>
    <style:style style:name="gr3" style:family="graphic" style:parent-style-name="standard">
      <style:graphic-properties draw:stroke="dash" draw:stroke-dash="Ultrafine_20_2_20_Dots_20_3_20_Dashes" svg:stroke-color="#c0c0c0" draw:fill="solid" draw:fill-color="#ffffff" draw:textarea-horizontal-align="justify" draw:textarea-vertical-align="middle" draw:auto-grow-height="false" fo:padding-left="0.13cm" fo:padding-right="0.13cm" fo:wrap-option="wrap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18cm" fo:padding-right="0.18cm" fo:wrap-option="wrap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padding-left="0.13cm" fo:padding-right="0.13cm" draw:shadow="hidden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padding-left="0.13cm" fo:padding-right="0.13cm" fo:wrap-option="wrap"/>
    </style:style>
    <style:style style:name="gr7" style:family="graphic" style:parent-style-name="standard">
      <style:graphic-properties svg:stroke-color="#0000ff" draw:fill="solid" draw:fill-color="#ffffff" draw:textarea-horizontal-align="justify" draw:textarea-vertical-align="middle" draw:auto-grow-height="false" fo:padding-left="0.13cm" fo:padding-right="0.13cm" fo:wrap-option="wrap"/>
    </style:style>
    <style:style style:name="gr8" style:family="graphic" style:parent-style-name="standard">
      <style:graphic-properties svg:stroke-color="#ff0000" draw:fill="solid" draw:fill-color="#ffffff" draw:textarea-horizontal-align="justify" draw:textarea-vertical-align="middle" draw:auto-grow-height="false" fo:padding-left="0.13cm" fo:padding-right="0.13cm" fo:wrap-option="wrap"/>
    </style:style>
    <style:style style:name="gr9" style:family="graphic" style:parent-style-name="standard">
      <style:graphic-properties draw:marker-start="" draw:marker-start-width="0.2cm" draw:marker-end="Arrow" draw:marker-end-width="0.2cm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marker-start="" draw:marker-end="Symmetric_20_Arrow" draw:marker-end-width="0.1cm" draw:fill="none" draw:fill-color="#ffffff" draw:textarea-horizontal-align="left" draw:auto-grow-height="true" draw:auto-grow-width="false" fo:min-height="0.75cm" fo:min-width="5.5cm" fo:padding-left="0.13cm" fo:padding-right="0.13cm"/>
    </style:style>
    <style:style style:name="gr11" style:family="graphic" style:parent-style-name="standard">
      <style:graphic-properties draw:marker-start="" draw:marker-end="Arrow" draw:marker-end-width="0.2cm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dash" draw:stroke-dash="Ultrafine_20_2_20_Dots_20_3_20_Dashes" svg:stroke-color="#808080" draw:fill="solid" draw:fill-color="#ffffff" draw:textarea-horizontal-align="justify" draw:textarea-vertical-align="middle" draw:auto-grow-height="false" fo:padding-left="0.13cm" fo:padding-right="0.13cm"/>
    </style:style>
    <style:style style:name="gr13" style:family="graphic" style:parent-style-name="standard">
      <style:graphic-properties draw:stroke="none" svg:stroke-color="#000000" draw:marker-start="" draw:marker-end="Symmetric_20_Arrow" draw:marker-end-width="0.1cm" draw:fill="none" draw:fill-color="#ffffff" draw:textarea-horizontal-align="right" draw:auto-grow-height="true" draw:auto-grow-width="false" fo:min-height="0.75cm" fo:min-width="5.5cm" fo:padding-left="0.13cm" fo:padding-right="0.13cm"/>
    </style:style>
    <style:style style:name="gr14" style:family="graphic" style:parent-style-name="standard">
      <style:graphic-properties draw:stroke="dash" draw:stroke-dash="Ultrafine_20_2_20_Dots_20_3_20_Dashes" svg:stroke-color="#808080" draw:marker-start="" draw:marker-start-width="0.2cm" draw:marker-end="Arrow" draw:marker-end-width="0.2cm" draw:fill="solid" draw:fill-color="#ffffff" draw:textarea-horizontal-align="center" draw:textarea-vertical-align="middle"/>
    </style:style>
    <style:style style:name="gr15" style:family="graphic" style:parent-style-name="standard">
      <style:graphic-properties svg:stroke-color="#0000ff" draw:marker-start="" draw:marker-start-width="0.2cm" draw:marker-end="Arrow" draw:marker-end-width="0.2cm" draw:fill="solid" draw:fill-color="#ffffff" draw:textarea-horizontal-align="center" draw:textarea-vertical-align="middle"/>
    </style:style>
    <style:style style:name="gr16" style:family="graphic" style:parent-style-name="standard">
      <style:graphic-properties svg:stroke-color="#ff0000" draw:marker-start="" draw:marker-start-width="0.2cm" draw:marker-end="Arrow" draw:marker-end-width="0.2cm" draw:fill="solid" draw:fill-color="#ffffff" draw:textarea-horizontal-align="center" draw:textarea-vertical-align="middle"/>
    </style:style>
    <style:style style:name="gr17" style:family="graphic" style:parent-style-name="standard">
      <style:graphic-properties svg:stroke-color="#0000ff" draw:fill="solid" draw:fill-color="#ffffff" draw:textarea-horizontal-align="justify" draw:textarea-vertical-align="middle" draw:auto-grow-height="false" fo:padding-left="0.13cm" fo:padding-right="0.13cm" draw:shadow="hidden"/>
    </style:style>
    <style:style style:name="gr18" style:family="graphic" style:parent-style-name="standard">
      <style:graphic-properties draw:marker-start="" draw:marker-end="Symmetric_20_Arrow" draw:marker-end-width="0.1cm" draw:fill="solid" draw:fill-color="#c0c0c0" draw:textarea-horizontal-align="justify" draw:textarea-vertical-align="middle" draw:auto-grow-height="false"/>
    </style:style>
    <style:style style:name="gr19" style:family="graphic" style:parent-style-name="standard">
      <style:graphic-properties svg:stroke-color="#ff0000" draw:marker-start="" draw:marker-end="Symmetric_20_Arrow" draw:marker-end-width="0.1cm" draw:fill="solid" draw:fill-color="#ffffff" draw:textarea-horizontal-align="left" draw:textarea-vertical-align="middle" draw:auto-grow-height="false" fo:padding-top="0cm" fo:padding-bottom="0cm" fo:padding-left="0cm" fo:padding-right="0cm"/>
    </style:style>
    <style:style style:name="gr20" style:family="graphic" style:parent-style-name="standard">
      <style:graphic-properties draw:marker-start="" draw:marker-end="Symmetric_20_Arrow" draw:marker-end-width="0.1cm" draw:fill="solid" draw:fill-color="#ffffff" draw:textarea-horizontal-align="left" draw:textarea-vertical-align="middle" draw:auto-grow-height="false" fo:padding-top="0cm" fo:padding-bottom="0cm" fo:padding-left="0cm" fo:padding-right="0cm"/>
    </style:style>
    <style:style style:name="gr21" style:family="graphic" style:parent-style-name="standard">
      <style:graphic-properties svg:stroke-width="0.1cm" draw:marker-start="" draw:marker-start-width="0.35cm" draw:marker-end="Symmetric_20_Arrow" draw:marker-end-width="0.25cm" draw:fill="solid" draw:fill-color="#ffffff" draw:textarea-horizontal-align="left" draw:textarea-vertical-align="middle" draw:auto-grow-height="false" fo:padding-top="0.05cm" fo:padding-bottom="0.05cm" fo:padding-left="0.05cm" fo:padding-right="0.05cm"/>
    </style:style>
    <style:style style:name="gr22" style:family="graphic" style:parent-style-name="standard">
      <style:graphic-properties svg:stroke-width="0.1cm" svg:stroke-color="#008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18cm" fo:padding-right="0.18cm" fo:wrap-option="wrap"/>
    </style:style>
    <style:style style:name="P1" style:family="paragraph">
      <style:paragraph-properties fo:text-align="center"/>
      <style:text-properties fo:font-family="Arial" style:font-family-generic="swiss" style:font-pitch="variable"/>
    </style:style>
    <style:style style:name="P2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808080" fo:font-size="9pt" style:font-size-asian="9pt" style:font-size-complex="9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text-properties fo:font-family="Arial" style:font-family-generic="swiss" style:font-pitch="variable" fo:font-size="8pt" style:font-size-asian="8pt" style:font-size-complex="8pt"/>
    </style:style>
    <style:style style:name="P9" style:family="paragraph">
      <style:paragraph-properties fo:text-align="center"/>
      <style:text-properties fo:color="#808080" fo:font-size="10pt" style:font-size-asian="10pt" style:font-size-complex="10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8pt" style:font-size-asian="8pt" style:font-size-complex="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8080" fo:font-size="9pt" style:font-size-asian="9pt" style:font-size-complex="9pt"/>
    </style:style>
    <style:style style:name="T4" style:family="text">
      <style:text-properties fo:color="#808080"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family="Arial" style:font-family-generic="swiss" style:font-pitch="variable" fo:font-size="8pt" style:font-size-asian="8pt" style:font-size-complex="8pt"/>
    </style:style>
    <style:style style:name="T8" style:family="text">
      <style:text-properties fo:color="#808080" fo:font-size="10pt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7" draw:layer="layout" svg:width="2.5cm" svg:height="1.5cm" svg:x="1.5cm" svg:y="1.75cm">
          <text:p text:style-name="P1"><text:span text:style-name="T1">EDK user repository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4" draw:id="id9" draw:layer="layout" svg:width="2cm" svg:height="2cm" svg:x="4.75cm" svg:y="11cm">
          <text:p text:style-name="P3"><text:span text:style-name="T2">Xilinx</text:span></text:p>
          <text:p text:style-name="P3"><text:span text:style-name="T2">SP3ADSP</text:span></text:p>
          <text:p text:style-name="P3"><text:span text:style-name="T2">1800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5" draw:id="id6" draw:layer="layout" svg:width="1.5cm" svg:height="1.5cm" svg:x="1.5cm" svg:y="4.5cm">
          <text:p text:style-name="P3"><text:span text:style-name="T3">FS-Boot</text:span></text:p>
          <text:p text:style-name="P3"><text:span text:style-name="T4">(MLD+SRC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id="id11" draw:layer="layout" svg:width="2.5cm" svg:height="1.5cm" svg:x="8cm" svg:y="8.5cm">
          <text:p text:style-name="P3"><text:span text:style-name="T2">Xilinx XPS or SD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4" draw:id="id8" draw:layer="layout" svg:width="2.5cm" svg:height="1.5cm" svg:x="1.5cm" svg:y="11.25cm">
          <text:p text:style-name="P3"><text:span text:style-name="T2">working (ref.) desig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draw:id="id1" draw:layer="layout" svg:width="2cm" svg:height="2cm" svg:x="4.75cm" svg:y="1.5cm">
          <text:p text:style-name="P1"><text:span text:style-name="T1">TPO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6" draw:id="id10" draw:layer="layout" svg:width="1.5cm" svg:height="1.5cm" svg:x="5cm" svg:y="8.5cm">
          <text:p text:style-name="P3"><text:span text:style-name="T5">MMU lite 12.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6" draw:id="id5" draw:layer="layout" svg:width="1.5cm" svg:height="1.5cm" svg:x="3.25cm" svg:y="4.5cm">
          <text:p text:style-name="P3"><text:span text:style-name="T5">XL-Boot</text:span></text:p>
          <text:p text:style-name="P3"><text:span text:style-name="T6">(MLD+SRC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id="id4" draw:layer="layout" svg:width="1.5cm" svg:height="1.5cm" svg:x="5cm" svg:y="4.5cm">
          <text:p text:style-name="P3"><text:span text:style-name="T5">U-Boot</text:span></text:p>
          <text:p text:style-name="P3"><text:span text:style-name="T6">(ML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6" draw:id="id3" draw:layer="layout" svg:width="1.5cm" svg:height="1.5cm" svg:x="6.75cm" svg:y="4.5cm">
          <text:p text:style-name="P3"><text:span text:style-name="T5">Linux</text:span></text:p>
          <text:p text:style-name="P3"><text:span text:style-name="T6">(ML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6" draw:id="id2" draw:layer="layout" svg:width="1.5cm" svg:height="1.5cm" svg:x="8.5cm" svg:y="4.5cm">
          <text:p text:style-name="P3"><text:span text:style-name="T5">Device Tree</text:span></text:p>
          <text:p text:style-name="P3"><text:span text:style-name="T6">(ML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lines" draw:line-skew="-0.494cm" svg:x1="5.749cm" svg:y1="3.341cm" svg:x2="9.249cm" svg:y2="4.5cm" draw:start-shape="id1" draw:start-glue-point="6" draw:end-shape="id2" draw:end-glue-point="4" svg:d="m5749 3341v159l3500 500v500">
          <text:p/>
        </draw:connector>
        <draw:connector draw:style-name="gr9" draw:text-style-name="P3" draw:layer="layout" draw:type="lines" draw:line-skew="-0.494cm" svg:x1="5.749cm" svg:y1="3.341cm" svg:x2="7.499cm" svg:y2="4.5cm" draw:start-shape="id1" draw:start-glue-point="6" draw:end-shape="id3" draw:end-glue-point="4" svg:d="m5749 3341v159l1750 500v500">
          <text:p/>
        </draw:connector>
        <draw:connector draw:style-name="gr9" draw:text-style-name="P3" draw:layer="layout" draw:type="lines" draw:line-skew="-0.494cm" svg:x1="5.749cm" svg:y1="3.341cm" svg:x2="5.75cm" svg:y2="4.5cm" draw:start-shape="id1" draw:start-glue-point="6" draw:end-shape="id4" svg:d="m5749 3341v159l1 500v500">
          <text:p/>
        </draw:connector>
        <draw:connector draw:style-name="gr9" draw:text-style-name="P3" draw:layer="layout" draw:type="lines" draw:line-skew="-0.494cm" svg:x1="5.749cm" svg:y1="3.341cm" svg:x2="3.999cm" svg:y2="4.5cm" draw:start-shape="id1" draw:start-glue-point="6" draw:end-shape="id5" draw:end-glue-point="4" svg:d="m5749 3341v159l-1750 500v500">
          <text:p/>
        </draw:connector>
        <draw:connector draw:style-name="gr9" draw:text-style-name="P3" draw:layer="layout" draw:type="lines" draw:line-skew="-0.494cm" svg:x1="5.749cm" svg:y1="3.341cm" svg:x2="2.249cm" svg:y2="4.5cm" draw:start-shape="id1" draw:start-glue-point="6" draw:end-shape="id6" draw:end-glue-point="4" svg:d="m5749 3341v159l-3500 500v500">
          <text:p/>
        </draw:connector>
        <draw:frame draw:style-name="gr10" draw:text-style-name="P8" draw:layer="layout" svg:width="5.5cm" svg:height="1.205cm" svg:x="6.75cm" svg:y="1.5cm">
          <draw:text-box>
            <text:p text:style-name="P7"><text:span text:style-name="T7">Microprocessor Library Definition (MLD) files for the Third Party Operating Systems (TPOS)</text:span></text:p>
          </draw:text-box>
        </draw:frame>
        <draw:connector draw:style-name="gr11" draw:text-style-name="P3" draw:layer="layout" draw:type="line" svg:x1="4cm" svg:y1="2.499cm" svg:x2="4.75cm" svg:y2="2.499cm" draw:start-shape="id7" draw:start-glue-point="8" draw:end-shape="id1" draw:end-glue-point="5" svg:d="m4000 2499h750">
          <text:p/>
        </draw:connector>
        <draw:custom-shape draw:style-name="gr12" draw:text-style-name="P9" draw:layer="layout" svg:width="2cm" svg:height="2cm" svg:x="7cm" svg:y="11cm">
          <text:p text:style-name="P3"><text:span text:style-name="T8">Xilinx</text:span></text:p>
          <text:p text:style-name="P3"><text:span text:style-name="T8">ML505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9" draw:layer="layout" svg:width="2cm" svg:height="2cm" svg:x="9.25cm" svg:y="11cm">
          <text:p text:style-name="P3"><text:span text:style-name="T8">Xilinx</text:span></text:p>
          <text:p text:style-name="P3"><text:span text:style-name="T8">ML605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3" draw:text-style-name="P11" draw:layer="layout" svg:width="4cm" svg:height="1cm" svg:x="1cm" svg:y="8.5cm">
          <draw:text-box>
            <text:p text:style-name="P10"><text:span text:style-name="T9">XMP, UCF, MHS, MSS files for specific designs</text:span></text:p>
          </draw:text-box>
        </draw:frame>
        <draw:connector draw:style-name="gr11" draw:text-style-name="P3" draw:layer="layout" draw:type="line" svg:x1="4cm" svg:y1="11.999cm" svg:x2="4.75cm" svg:y2="11.999cm" draw:start-shape="id8" draw:start-glue-point="8" draw:end-shape="id9" draw:end-glue-point="5" svg:d="m4000 11999h750">
          <text:p/>
        </draw:connector>
        <draw:connector draw:style-name="gr11" draw:text-style-name="P3" draw:layer="layout" draw:type="line" svg:x1="5.749cm" svg:y1="11cm" svg:x2="5.749cm" svg:y2="9.911cm" draw:start-shape="id9" draw:start-glue-point="4" draw:end-shape="id10" draw:end-glue-point="6" svg:d="m5749 11000v-1089">
          <text:p/>
        </draw:connector>
        <draw:connector draw:style-name="gr11" draw:text-style-name="P3" draw:layer="layout" draw:type="line" svg:x1="6.5cm" svg:y1="9.249cm" svg:x2="8cm" svg:y2="9.25cm" draw:start-shape="id10" draw:start-glue-point="7" draw:end-shape="id11" draw:end-glue-point="3" svg:d="m6500 9249 1500 1">
          <text:p/>
        </draw:connector>
        <draw:custom-shape draw:style-name="gr3" draw:text-style-name="P5" draw:id="id12" draw:layer="layout" svg:width="1.5cm" svg:height="1.5cm" svg:x="10.25cm" svg:y="4.5cm">
          <text:p text:style-name="P3"><text:span text:style-name="T3">Free-RTOS</text:span></text:p>
          <text:p text:style-name="P3"><text:span text:style-name="T4">(ML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5" draw:id="id13" draw:layer="layout" svg:width="1.5cm" svg:height="1.5cm" svg:x="12cm" svg:y="4.5cm">
          <text:p text:style-name="P3"><text:span text:style-name="T3">eCos</text:span></text:p>
          <text:p text:style-name="P3"><text:span text:style-name="T4">(ML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draw:type="lines" draw:line-skew="-0.494cm" svg:x1="5.749cm" svg:y1="3.341cm" svg:x2="11cm" svg:y2="4.5cm" draw:start-shape="id1" draw:start-glue-point="6" draw:end-shape="id12" svg:d="m5749 3341v159l5251 500v500">
          <text:p/>
        </draw:connector>
        <draw:connector draw:style-name="gr14" draw:text-style-name="P3" draw:layer="layout" draw:type="lines" draw:line-skew="-0.494cm" svg:x1="5.749cm" svg:y1="3.341cm" svg:x2="12.749cm" svg:y2="4.5cm" draw:start-shape="id1" draw:start-glue-point="6" draw:end-shape="id13" draw:end-glue-point="4" svg:d="m5749 3341v159l7000 500v500">
          <text:p/>
        </draw:connector>
        <draw:connector draw:style-name="gr14" draw:text-style-name="P3" draw:layer="layout" draw:type="lines" svg:x1="2.249cm" svg:y1="5.911cm" svg:x2="9.25cm" svg:y2="8.5cm" draw:start-shape="id6" draw:start-glue-point="6" draw:end-shape="id11" draw:end-glue-point="0" svg:d="m2249 5911v590l7001 1399v600">
          <text:p/>
        </draw:connector>
        <draw:connector draw:style-name="gr15" draw:text-style-name="P3" draw:layer="layout" draw:type="lines" svg:x1="3.999cm" svg:y1="5.911cm" svg:x2="9.25cm" svg:y2="8.5cm" draw:start-shape="id5" draw:start-glue-point="6" draw:end-shape="id11" draw:end-glue-point="0" svg:d="m3999 5911v590l5251 1399v600">
          <text:p/>
        </draw:connector>
        <draw:connector draw:style-name="gr16" draw:text-style-name="P3" draw:layer="layout" draw:type="lines" svg:x1="5.749cm" svg:y1="5.911cm" svg:x2="9.25cm" svg:y2="8.5cm" draw:start-shape="id4" draw:start-glue-point="6" draw:end-shape="id11" draw:end-glue-point="0" svg:d="m5749 5911v590l3501 1399v600">
          <text:p/>
        </draw:connector>
        <draw:connector draw:style-name="gr9" draw:text-style-name="P3" draw:layer="layout" draw:type="lines" svg:x1="7.499cm" svg:y1="5.911cm" svg:x2="9.25cm" svg:y2="8.5cm" draw:start-shape="id3" draw:start-glue-point="6" draw:end-shape="id11" draw:end-glue-point="0" svg:d="m7499 5911v590l1751 1399v600">
          <text:p/>
        </draw:connector>
        <draw:connector draw:style-name="gr9" draw:text-style-name="P3" draw:layer="layout" draw:type="lines" svg:x1="9.249cm" svg:y1="5.911cm" svg:x2="9.25cm" svg:y2="8.5cm" draw:start-shape="id2" draw:start-glue-point="6" draw:end-shape="id11" draw:end-glue-point="0" svg:d="m9249 5911v590l1 1399v600">
          <text:p/>
        </draw:connector>
        <draw:custom-shape draw:style-name="gr17" draw:text-style-name="P4" draw:id="id14" draw:layer="layout" svg:width="2cm" svg:height="2cm" svg:x="12.25cm" svg:y="10.25cm">
          <text:p text:style-name="P3"><text:span text:style-name="T2">XL-Boot:</text:span></text:p>
          <text:p text:style-name="P3"><text:span text:style-name="T6">xlb_config.h</text:span></text:p>
          <text:p text:style-name="P3"><text:span text:style-name="T6">xl-boot.c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4" draw:id="id18" draw:layer="layout" svg:width="2cm" svg:height="2cm" svg:x="12.25cm" svg:y="6.25cm">
          <text:p text:style-name="P3"><text:span text:style-name="T2">xlbsp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6" draw:id="id17" draw:layer="layout" svg:width="1.5cm" svg:height="1.5cm" svg:x="12.5cm" svg:y="8.5cm">
          <text:p text:style-name="P3"><text:span text:style-name="T5">system</text:span></text:p>
          <text:p text:style-name="P3"><text:span text:style-name="T6">(bitfile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id="id15" draw:layer="layout" svg:width="1cm" svg:height="1cm" svg:x="14.75cm" svg:y="10.75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1" draw:text-style-name="P3" draw:layer="layout" draw:type="line" svg:x1="14.25cm" svg:y1="11.249cm" svg:x2="14.75cm" svg:y2="11.249cm" draw:start-shape="id14" draw:start-glue-point="7" draw:end-shape="id15" draw:end-glue-point="6" svg:d="m14250 11249h500">
          <text:p/>
        </draw:connector>
        <draw:connector draw:style-name="gr11" draw:text-style-name="P3" draw:layer="layout" draw:type="line" svg:x1="15.75cm" svg:y1="11.249cm" svg:x2="16.25cm" svg:y2="11.249cm" draw:start-shape="id15" draw:start-glue-point="10" draw:end-shape="id16" draw:end-glue-point="5" svg:d="m15750 11249h500">
          <text:p/>
        </draw:connector>
        <draw:connector draw:style-name="gr15" draw:text-style-name="P3" draw:layer="layout" draw:type="lines" svg:x1="10.5cm" svg:y1="9.25cm" svg:x2="12.25cm" svg:y2="11.249cm" draw:start-shape="id11" draw:start-glue-point="1" draw:end-shape="id14" draw:end-glue-point="5" svg:d="m10500 9250h601l649 1999h500">
          <text:p/>
        </draw:connector>
        <draw:connector draw:style-name="gr9" draw:text-style-name="P3" draw:layer="layout" draw:type="lines" svg:x1="10.5cm" svg:y1="9.25cm" svg:x2="12.5cm" svg:y2="9.249cm" draw:start-shape="id11" draw:start-glue-point="1" draw:end-shape="id17" draw:end-glue-point="5" svg:d="m10500 9250h601l899-1h500">
          <text:p/>
        </draw:connector>
        <draw:connector draw:style-name="gr9" draw:text-style-name="P3" draw:layer="layout" draw:type="lines" svg:x1="10.5cm" svg:y1="9.25cm" svg:x2="12.25cm" svg:y2="7.249cm" draw:start-shape="id11" draw:start-glue-point="1" draw:end-shape="id18" draw:end-glue-point="5" svg:d="m10500 9250h601l649-2001h500">
          <text:p/>
        </draw:connector>
        <draw:connector draw:style-name="gr9" draw:text-style-name="P3" draw:layer="layout" draw:type="lines" draw:line-skew="0.749cm -0.168cm" svg:x1="14cm" svg:y1="9.249cm" svg:x2="15.249cm" svg:y2="10.75cm" draw:start-shape="id17" draw:start-glue-point="7" draw:end-shape="id15" draw:end-glue-point="4" svg:d="m14000 9249h1250l-1 751v750">
          <text:p/>
        </draw:connector>
        <draw:custom-shape draw:style-name="gr19" draw:text-style-name="P13" draw:id="id19" draw:layer="layout" svg:width="2.75cm" svg:height="1.5cm" svg:x="16.25cm" svg:y="6.5cm">
          <text:p text:style-name="P12"><text:span text:style-name="T10">U-Boot:</text:span></text:p>
          <text:p text:style-name="P12"><text:span text:style-name="T9">config.mk</text:span></text:p>
          <text:p text:style-name="P12"><text:span text:style-name="T9">xparameters.h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3" draw:id="id20" draw:layer="layout" svg:width="2.75cm" svg:height="1.5cm" svg:x="16.25cm" svg:y="4.75cm">
          <text:p text:style-name="P12"><text:span text:style-name="T10">Linux:</text:span></text:p>
          <text:p text:style-name="P12"><text:span text:style-name="T9">Kconfig.auto</text:span></text:p>
          <text:p text:style-name="P12"><text:span text:style-name="T9">auto-config.i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3" draw:id="id21" draw:layer="layout" svg:width="2.75cm" svg:height="1.5cm" svg:x="16.25cm" svg:y="3cm">
          <text:p text:style-name="P12"><text:span text:style-name="T10">Dev. Tree:</text:span></text:p>
          <text:p text:style-name="P12"><text:span text:style-name="T9">xilinx.dts</text:span></text:p>
          <text:p text:style-name="P12"><text:span text:style-name="T9"/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1" draw:text-style-name="P13" draw:id="id16" draw:layer="layout" svg:width="2.75cm" svg:height="1.5cm" svg:x="16.25cm" svg:y="10.5cm">
          <text:p text:style-name="P13"><text:span text:style-name="T10">FPGA:</text:span></text:p>
          <text:p text:style-name="P13"><text:span text:style-name="T9">download.bit</text:span></text:p>
          <text:p text:style-name="P13"><text:span text:style-name="T9"/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16" draw:text-style-name="P3" draw:layer="layout" draw:type="lines" svg:x1="14.25cm" svg:y1="7.249cm" svg:x2="16.25cm" svg:y2="7.249cm" draw:start-shape="id18" draw:start-glue-point="7" draw:end-shape="id19" draw:end-glue-point="5" svg:d="m14250 7249h501 999 500">
          <text:p/>
        </draw:connector>
        <draw:connector draw:style-name="gr9" draw:text-style-name="P3" draw:layer="layout" draw:type="lines" svg:x1="14.25cm" svg:y1="7.249cm" svg:x2="16.25cm" svg:y2="5.499cm" draw:start-shape="id18" draw:start-glue-point="7" draw:end-shape="id20" draw:end-glue-point="5" svg:d="m14250 7249h501l999-1750h500">
          <text:p/>
        </draw:connector>
        <draw:connector draw:style-name="gr9" draw:text-style-name="P3" draw:layer="layout" draw:type="lines" svg:x1="14.25cm" svg:y1="7.249cm" svg:x2="16.25cm" svg:y2="3.75cm" draw:start-shape="id18" draw:start-glue-point="7" draw:end-shape="id21" svg:d="m14250 7249h501l999-3499h500">
          <text:p/>
        </draw:connector>
        <draw:custom-shape draw:style-name="gr6" draw:text-style-name="P4" draw:id="id22" draw:layer="layout" svg:width="2.25cm" svg:height="1cm" svg:x="16.5cm" svg:y="12.75cm">
          <text:p text:style-name="P3"><text:span text:style-name="T2">Xilinx Impac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7.625cm" svg:y1="12cm" svg:x2="17.624cm" svg:y2="12.75cm" draw:start-shape="id16" draw:end-shape="id22" draw:end-glue-point="4" svg:d="m17625 12000-1 750">
          <text:p/>
        </draw:connector>
        <draw:custom-shape draw:style-name="gr22" draw:text-style-name="P4" draw:layer="layout" svg:width="3.249cm" svg:height="1cm" svg:x="15.999cm" svg:y="1.5cm">
          <text:p text:style-name="P4"><text:span text:style-name="T2">PTXdist with Microblaze ext. </text:span></text:p>
          <draw:enhanced-geometry svg:viewBox="0 0 21600 21600" draw:mirror-horizontal="true" draw:mirror-vertical="false" draw:type="line-callout-3" draw:modifiers="-1661.53846153846 162183.416583417 -1661.53846153846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phan Linz</meta:initial-creator>
    <meta:creation-date>2010-10-04T10:36:38</meta:creation-date>
    <dc:date>2010-10-04T22:17:39</dc:date>
    <dc:creator>Stephan Linz</dc:creator>
    <meta:editing-duration>PT09H20M16S</meta:editing-duration>
    <meta:editing-cycles>12</meta:editing-cycles>
    <meta:generator>OpenOffice.org/3.0$Unix OpenOffice.org_project/300m15$Build-9379</meta:generator>
    <dc:subject>Foliensammlung</dc:subject>
    <dc:title>MB-Ref</dc:title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